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F00000176263C6531589A5EA4.png" manifest:media-type="image/png"/>
  <manifest:file-entry manifest:full-path="Pictures/10000201000003F000000170F8234456AE94198A.png" manifest:media-type="image/png"/>
  <manifest:file-entry manifest:full-path="Pictures/10000201000003000000018D7B5DE18718C0AAB6.png" manifest:media-type="image/png"/>
  <manifest:file-entry manifest:full-path="Pictures/1000020100000480000001A26EEC055505D469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.026cm" svg:y="6.424cm" svg:width="17cm" svg:height="8.788cm" draw:z-index="0"><draw:image xlink:href="Pictures/10000201000003000000018D7B5DE18718C0AAB6.png" xlink:type="simple" xlink:show="embed" xlink:actuate="onLoad" loext:mime-type="image/x-vclgraphic"/></draw:frame><draw:frame draw:style-name="fr2" draw:name="Bild2" text:anchor-type="paragraph" svg:width="17cm" svg:height="6.168cm" draw:z-index="1"><draw:image xlink:href="Pictures/1000020100000480000001A26EEC055505D469A3.png" xlink:type="simple" xlink:show="embed" xlink:actuate="onLoad" loext:mime-type="image/x-vclgraphic"/></draw:frame></text:p>
      <text:p text:style-name="P1"><draw:frame draw:style-name="fr2" draw:name="Bild4" text:anchor-type="paragraph" svg:width="17cm" svg:height="6.205cm" draw:z-index="3"><draw:image xlink:href="Pictures/10000201000003F000000170F8234456AE94198A.png" xlink:type="simple" xlink:show="embed" xlink:actuate="onLoad" loext:mime-type="image/x-vclgraphic"/></draw:frame></text:p>
      <text:p text:style-name="P1"/>
      <text:p text:style-name="P1"><draw:frame draw:style-name="fr3" draw:name="Bild3" text:anchor-type="paragraph" svg:width="16.484cm" svg:height="9.895cm" draw:z-index="2"><draw:image xlink:href="Pictures/100002010000026F00000176263C6531589A5EA4.png" xlink:type="simple" xlink:show="embed" xlink:actuate="onLoad" loext:mime-type="image/x-vclgraphic"/></draw:frame><text:soft-page-break/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7:58:57.728389114</meta:creation-date>
    <dc:date>2020-04-13T18:04:27.331324362</dc:date>
    <meta:editing-duration>PT2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